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27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0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1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/>
    </style:style>
    <style:style style:name="P13" style:family="paragraph">
      <style:paragraph-properties fo:text-align="center"/>
      <style:text-properties fo:font-size="10pt" style:font-size-asian="18pt" style:font-size-complex="18pt"/>
    </style:style>
    <style:style style:name="P14" style:family="paragraph"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7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8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19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0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0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8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8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8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8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8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19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4" draw:id="id124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5" draw:id="id125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7" draw:id="id127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3.1cm" svg:x2="2.701cm" svg:y2="4.201cm" draw:start-shape="id124" draw:start-glue-point="8" draw:end-shape="id125" draw:end-glue-point="4" svg:d="M2700 3100c0 826 1 276 1 1101" svg:viewBox="0 0 2 1102">
          <text:p/>
        </draw:connector>
        <draw:connector draw:style-name="gr22" draw:text-style-name="P5" draw:layer="layout" draw:type="curve" svg:x1="2.701cm" svg:y1="4.901cm" svg:x2="2.701cm" svg:y2="5.901cm" draw:start-shape="id125" draw:start-glue-point="8" draw:end-shape="id126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4" draw:start-glue-point="10" draw:end-shape="id127" draw:end-glue-point="4" svg:d="M3200 2750c1135 0 1702 484 1702 1452" svg:viewBox="0 0 1703 1453">
          <text:p/>
        </draw:connector>
        <draw:connector draw:style-name="gr23" draw:text-style-name="P5" draw:layer="layout" draw:type="curve" svg:x1="4.902cm" svg:y1="4.902cm" svg:x2="3.201cm" svg:y2="6.251cm" draw:start-shape="id127" draw:start-glue-point="8" draw:end-shape="id126" draw:end-glue-point="10" svg:d="M4902 4902c0 900-567 1349-1701 1349" svg:viewBox="0 0 1702 1350">
          <text:p/>
        </draw:connector>
        <draw:custom-shape draw:style-name="gr9" draw:text-style-name="P3" xml:id="id128" draw:id="id128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9" draw:id="id129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1" draw:id="id131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8.701cm" svg:x2="2.701cm" svg:y2="9.802cm" draw:start-shape="id128" draw:start-glue-point="8" draw:end-shape="id129" draw:end-glue-point="4" svg:d="M2700 8701c0 826 1 276 1 1101" svg:viewBox="0 0 2 1102">
          <text:p/>
        </draw:connector>
        <draw:connector draw:style-name="gr22" draw:text-style-name="P5" draw:layer="layout" draw:type="curve" svg:x1="2.701cm" svg:y1="10.502cm" svg:x2="2.701cm" svg:y2="11.502cm" draw:start-shape="id129" draw:start-glue-point="8" draw:end-shape="id130" draw:end-glue-point="4" svg:d="M2701 10502v1000" svg:viewBox="0 0 1 1001">
          <text:p/>
        </draw:connector>
        <draw:connector draw:style-name="gr23" draw:text-style-name="P5" draw:layer="layout" draw:type="curve" svg:x1="3.2cm" svg:y1="8.351cm" svg:x2="4.902cm" svg:y2="9.803cm" draw:start-shape="id128" draw:start-glue-point="10" draw:end-shape="id131" draw:end-glue-point="4" svg:d="M3200 8351c1135 0 1702 484 1702 1452" svg:viewBox="0 0 1703 1453">
          <text:p/>
        </draw:connector>
        <draw:connector draw:style-name="gr24" draw:text-style-name="P5" draw:layer="layout" draw:type="curve" svg:x1="4.902cm" svg:y1="10.503cm" svg:x2="3.201cm" svg:y2="11.852cm" draw:start-shape="id131" draw:start-glue-point="8" draw:end-shape="id130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1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7" draw:start-glue-point="10" svg:d="M5402 4552c841 0 532 1114 620 1114" svg:viewBox="0 0 621 1115">
          <text:p/>
        </draw:connector>
        <draw:custom-shape draw:style-name="gr9" draw:text-style-name="P3" xml:id="id132" draw:id="id132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3" draw:id="id133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5" draw:id="id135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1cm" svg:y1="13.802cm" svg:x2="2.702cm" svg:y2="14.903cm" draw:start-shape="id132" draw:start-glue-point="8" draw:end-shape="id133" draw:end-glue-point="4" svg:d="M2701 13802c0 826 1 276 1 1101" svg:viewBox="0 0 2 1102">
          <text:p/>
        </draw:connector>
        <draw:connector draw:style-name="gr22" draw:text-style-name="P5" draw:layer="layout" draw:type="curve" svg:x1="2.702cm" svg:y1="15.603cm" svg:x2="2.702cm" svg:y2="16.603cm" draw:start-shape="id133" draw:start-glue-point="8" draw:end-shape="id134" draw:end-glue-point="4" svg:d="M2702 15603v1000" svg:viewBox="0 0 1 1001">
          <text:p/>
        </draw:connector>
        <draw:connector draw:style-name="gr23" draw:text-style-name="P5" draw:layer="layout" draw:type="curve" svg:x1="3.201cm" svg:y1="13.452cm" svg:x2="4.903cm" svg:y2="14.904cm" draw:start-shape="id132" draw:start-glue-point="10" draw:end-shape="id135" draw:end-glue-point="4" svg:d="M3201 13452c1135 0 1702 484 1702 1452" svg:viewBox="0 0 1703 1453">
          <text:p/>
        </draw:connector>
        <draw:connector draw:style-name="gr23" draw:text-style-name="P5" draw:layer="layout" draw:type="curve" svg:x1="4.903cm" svg:y1="15.604cm" svg:x2="3.202cm" svg:y2="16.953cm" draw:start-shape="id135" draw:start-glue-point="8" draw:end-shape="id134" draw:end-glue-point="10" svg:d="M4903 15604c0 900-567 1349-1701 1349" svg:viewBox="0 0 1702 1350">
          <text:p/>
        </draw:connector>
        <draw:custom-shape draw:style-name="gr9" draw:text-style-name="P3" xml:id="id136" draw:id="id136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7" draw:id="id137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9" draw:id="id139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2cm" svg:y1="18.903cm" svg:x2="2.703cm" svg:y2="20.004cm" draw:start-shape="id136" draw:start-glue-point="8" draw:end-shape="id137" draw:end-glue-point="4" svg:d="M2702 18903c0 826 1 276 1 1101" svg:viewBox="0 0 2 1102">
          <text:p/>
        </draw:connector>
        <draw:connector draw:style-name="gr22" draw:text-style-name="P5" draw:layer="layout" draw:type="curve" svg:x1="2.703cm" svg:y1="20.704cm" svg:x2="2.703cm" svg:y2="21.704cm" draw:start-shape="id137" draw:start-glue-point="8" draw:end-shape="id138" draw:end-glue-point="4" svg:d="M2703 20704v1000" svg:viewBox="0 0 1 1001">
          <text:p/>
        </draw:connector>
        <draw:custom-shape draw:style-name="gr10" draw:text-style-name="P6" xml:id="id140" draw:id="id140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1" draw:id="id141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6" draw:start-glue-point="10" draw:end-shape="id139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39" draw:start-glue-point="10" draw:end-shape="id140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1" draw:start-glue-point="6" draw:end-shape="id138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2" draw:start-glue-point="6" draw:end-shape="id141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0" draw:start-glue-point="8" draw:end-shape="id143" draw:end-glue-point="4" svg:d="M7005 18906l-2300 1100" svg:viewBox="0 0 2301 1101">
          <text:p/>
        </draw:connector>
        <draw:connector draw:style-name="gr23" draw:text-style-name="P5" draw:layer="layout" draw:type="line" svg:x1="7.005cm" svg:y1="18.906cm" svg:x2="8.705cm" svg:y2="20.006cm" draw:start-shape="id140" draw:start-glue-point="8" draw:end-shape="id144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3" draw:start-glue-point="8" draw:end-shape="id142" draw:end-glue-point="4" svg:d="M4705 20706l2201 1001" svg:viewBox="0 0 2202 1002">
          <text:p/>
        </draw:connector>
        <draw:connector draw:style-name="gr23" draw:text-style-name="P5" draw:layer="layout" draw:type="line" svg:x1="8.705cm" svg:y1="20.706cm" svg:x2="6.906cm" svg:y2="21.707cm" draw:start-shape="id144" draw:start-glue-point="8" draw:end-shape="id142" draw:end-glue-point="4" svg:d="M8705 20706l-1799 1001" svg:viewBox="0 0 1800 1002">
          <text:p/>
        </draw:connector>
        <draw:custom-shape draw:style-name="gr9" draw:text-style-name="P3" xml:id="id145" draw:id="id145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9" draw:id="id149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6" draw:id="id146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0" draw:id="id150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5" draw:start-glue-point="10" draw:end-shape="id146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6" draw:start-glue-point="10" draw:end-shape="id147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8" draw:start-glue-point="6" draw:end-shape="id149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0" draw:start-glue-point="6" draw:end-shape="id148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7" draw:start-glue-point="8" draw:end-shape="id151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1" draw:start-glue-point="8" draw:end-shape="id150" draw:end-glue-point="4" svg:d="M15006 20707l2201 1001" svg:viewBox="0 0 2202 1002">
          <text:p/>
        </draw:connector>
        <draw:connector draw:style-name="gr25" draw:text-style-name="P5" draw:layer="layout" draw:type="curve" svg:x1="13.003cm" svg:y1="18.904cm" svg:x2="13.004cm" svg:y2="21.705cm" draw:start-shape="id145" draw:start-glue-point="8" draw:end-shape="id149" draw:end-glue-point="4" svg:d="M13003 18904c0 2101 1 701 1 2801" svg:viewBox="0 0 2 2802">
          <text:p/>
        </draw:connector>
        <draw:custom-shape draw:style-name="gr9" draw:text-style-name="P3" xml:id="id152" draw:id="id152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3" draw:id="id153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13.002cm" svg:y1="13.803cm" svg:x2="13.003cm" svg:y2="16.604cm" draw:start-shape="id152" draw:start-glue-point="8" draw:end-shape="id153" draw:end-glue-point="4" svg:d="M13002 13803c0 2101 1 701 1 2801" svg:viewBox="0 0 2 2802">
          <text:p/>
        </draw:connector>
        <draw:custom-shape draw:style-name="gr9" draw:text-style-name="P3" xml:id="id156" draw:id="id156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5" draw:id="id155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4" draw:id="id154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draw:type="curve" svg:x1="15.203cm" svg:y1="10.504cm" svg:x2="13.502cm" svg:y2="11.853cm" draw:start-shape="id154" draw:start-glue-point="8" draw:end-shape="id155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4" draw:end-glue-point="10" svg:d="M16191 8666c21 0 265 1488-488 1488" svg:viewBox="0 0 543 1489">
          <text:p/>
        </draw:connector>
        <draw:connector draw:style-name="gr25" draw:text-style-name="P5" draw:layer="layout" draw:type="curve" svg:x1="13.001cm" svg:y1="8.702cm" svg:x2="13.002cm" svg:y2="11.503cm" draw:start-shape="id156" draw:start-glue-point="8" draw:end-shape="id155" draw:end-glue-point="4" svg:d="M13001 8702c0 2101 1 701 1 2801" svg:viewBox="0 0 2 2802">
          <text:p/>
        </draw:connector>
        <draw:custom-shape draw:style-name="gr9" draw:text-style-name="P3" xml:id="id157" draw:id="id157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9" draw:id="id159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8" draw:id="id158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7" draw:start-glue-point="10" draw:end-shape="id158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8" draw:start-glue-point="10" svg:d="M15769 4553c841 0 532 1114 620 1114" svg:viewBox="0 0 621 1115">
          <text:p/>
        </draw:connector>
        <draw:connector draw:style-name="gr25" draw:text-style-name="P5" draw:layer="layout" draw:type="curve" svg:x1="13.067cm" svg:y1="3.101cm" svg:x2="13.068cm" svg:y2="5.902cm" draw:start-shape="id157" draw:start-glue-point="8" draw:end-shape="id159" draw:end-glue-point="4" svg:d="M13067 3101c0 2101 1 701 1 2801" svg:viewBox="0 0 2 2802">
          <text:p/>
        </draw:connector>
        <draw:line draw:style-name="gr12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6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27" draw:text-style-name="P6" xml:id="id160" draw:id="id160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1" draw:id="id161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2" draw:id="id162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3" draw:id="id163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4" draw:id="id164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5" draw:id="id165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2.302cm" svg:y1="3.103cm" svg:x2="2.302cm" svg:y2="4cm" draw:start-shape="id160" draw:start-glue-point="8" draw:end-shape="id161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2.302cm" svg:y1="5.003cm" svg:x2="2.302cm" svg:y2="5.9cm" draw:start-shape="id161" draw:start-glue-point="8" draw:end-shape="id162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3cm" svg:y1="6.402cm" svg:x2="3.903cm" svg:y2="6.302cm" draw:start-shape="id162" draw:start-glue-point="10" draw:end-shape="id163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602cm" svg:y1="6.803cm" svg:x2="4.602cm" svg:y2="7.6cm" draw:start-shape="id163" draw:start-glue-point="8" draw:end-shape="id164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5.3cm" svg:y1="8.102cm" svg:x2="6.203cm" svg:y2="8.002cm" draw:start-shape="id164" draw:start-glue-point="10" draw:end-shape="id165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27" draw:text-style-name="P6" xml:id="id166" draw:id="id166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7" draw:id="id167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8" draw:id="id168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9" draw:id="id169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3cm" svg:y1="2.602cm" svg:x2="3.703cm" svg:y2="2.602cm" draw:start-shape="id160" draw:start-glue-point="10" draw:end-shape="id166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402cm" svg:y1="3.103cm" svg:x2="4.402cm" svg:y2="4cm" draw:start-shape="id166" draw:start-glue-point="8" draw:end-shape="id167" draw:end-glue-point="4" svg:d="M4402 3103v897" svg:viewBox="0 0 1 898">
          <text:p text:style-name="P1"><text:span text:style-name="T1">1     </text:span></text:p>
        </draw:connector>
        <draw:connector draw:style-name="gr18" draw:text-style-name="P5" draw:layer="layout" draw:type="curve" svg:x1="5.1cm" svg:y1="4.502cm" svg:x2="6.203cm" svg:y2="4.502cm" draw:start-shape="id167" draw:start-glue-point="10" draw:end-shape="id168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6.902cm" svg:y1="5.003cm" svg:x2="6.902cm" svg:y2="5.9cm" draw:start-shape="id168" draw:start-glue-point="8" draw:end-shape="id169" draw:end-glue-point="4" svg:d="M6902 5003v897" svg:viewBox="0 0 1 898">
          <text:p text:style-name="P1"><text:span text:style-name="T1">1      </text:span></text:p>
        </draw:connector>
        <draw:connector draw:style-name="gr18" draw:text-style-name="P5" draw:layer="layout" draw:type="curve" svg:x1="6.902cm" svg:y1="6.903cm" svg:x2="6.902cm" svg:y2="7.5cm" draw:start-shape="id169" draw:start-glue-point="8" draw:end-shape="id165" draw:end-glue-point="4" svg:d="M6902 6903v597" svg:viewBox="0 0 1 598">
          <text:p text:style-name="P1"><text:span text:style-name="T1">1     </text:span></text:p>
        </draw:connector>
        <draw:connector draw:style-name="gr18" draw:text-style-name="P7" draw:layer="layout" draw:type="curve" svg:x1="1.439cm" svg:y1="1.376cm" svg:x2="2.302cm" svg:y2="2.1cm" draw:end-shape="id160" draw:end-glue-point="4" svg:d="M1439 1376c0 166 863-195 863 724" svg:viewBox="0 0 864 725">
          <text:p text:style-name="P1"><text:span text:style-name="T1">n</text:span></text:p>
        </draw:connector>
        <draw:connector draw:style-name="gr18" draw:text-style-name="P5" draw:layer="layout" draw:type="curve" svg:x1="6.902cm" svg:y1="8.503cm" svg:x2="8.171cm" svg:y2="9.145cm" draw:start-shape="id165" draw:start-glue-point="8" svg:d="M6902 8503c0 858 1269 537 1269 642" svg:viewBox="0 0 1270 643">
          <text:p text:style-name="P1"><text:span text:style-name="T1">n</text:span></text:p>
        </draw:connector>
        <draw:custom-shape draw:style-name="gr27" draw:text-style-name="P6" xml:id="id170" draw:id="id170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1" draw:id="id171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2" draw:id="id172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3" draw:id="id173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4" draw:id="id174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5" draw:id="id175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13.503cm" svg:y1="3.103cm" svg:x2="13.503cm" svg:y2="4cm" draw:start-shape="id170" draw:start-glue-point="8" draw:end-shape="id171" draw:end-glue-point="4" svg:d="M13503 3103v897" svg:viewBox="0 0 1 898">
          <text:p text:style-name="P1"><text:span text:style-name="T1">n      </text:span></text:p>
        </draw:connector>
        <draw:connector draw:style-name="gr18" draw:text-style-name="P5" draw:layer="layout" draw:type="curve" svg:x1="13.503cm" svg:y1="5.003cm" svg:x2="13.503cm" svg:y2="5.9cm" draw:start-shape="id171" draw:start-glue-point="8" draw:end-shape="id172" draw:end-glue-point="4" svg:d="M13503 5003v897" svg:viewBox="0 0 1 898">
          <text:p text:style-name="P1"><text:span text:style-name="T1">n     </text:span></text:p>
        </draw:connector>
        <draw:connector draw:style-name="gr18" draw:text-style-name="P5" draw:layer="layout" draw:type="curve" svg:x1="13.503cm" svg:y1="6.903cm" svg:x2="13.503cm" svg:y2="8.1cm" draw:start-shape="id172" draw:start-glue-point="8" draw:end-shape="id173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4.201cm" svg:y1="8.602cm" svg:x2="15.004cm" svg:y2="8.602cm" draw:start-shape="id173" draw:start-glue-point="10" draw:end-shape="id174" draw:end-glue-point="6" svg:d="M14201 8602h803" svg:viewBox="0 0 804 1">
          <text:p text:style-name="P1"><text:span text:style-name="T1">n</text:span></text:p>
          <text:p text:style-name="P1"/>
        </draw:connector>
        <draw:connector draw:style-name="gr18" draw:text-style-name="P5" draw:layer="layout" draw:type="curve" svg:x1="16.401cm" svg:y1="8.602cm" svg:x2="17.204cm" svg:y2="8.602cm" draw:start-shape="id174" draw:start-glue-point="10" draw:end-shape="id175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2.446cm" svg:y1="1.418cm" svg:x2="13.503cm" svg:y2="2.1cm" draw:end-shape="id170" draw:end-glue-point="4" svg:d="M12446 1418c0 135 1057-206 1057 682" svg:viewBox="0 0 1058 683">
          <text:p text:style-name="P1"><text:span text:style-name="T1">n</text:span></text:p>
        </draw:connector>
        <draw:connector draw:style-name="gr18" draw:text-style-name="P5" draw:layer="layout" draw:type="curve" svg:x1="17.903cm" svg:y1="9.103cm" svg:x2="18.838cm" svg:y2="9.885cm" draw:start-shape="id175" draw:start-glue-point="8" svg:d="M17903 9103c0 963 935 572 935 782" svg:viewBox="0 0 936 783">
          <text:p text:style-name="P1"><text:span text:style-name="T1">n</text:span></text:p>
        </draw:connector>
        <draw:line draw:style-name="gr12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28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6.9cm">
          <text:p text:style-name="P12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8.7cm">
          <text:p text:style-name="P12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10.301cm">
          <text:p text:style-name="P12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12.101cm">
          <text:p text:style-name="P12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3cm" svg:height="0.9cm" svg:x="2.3cm" svg:y="6.9cm">
          <text:p text:style-name="P13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3cm" svg:height="0.9cm" svg:x="2.3cm" svg:y="8.7cm">
          <text:p text:style-name="P13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3cm" svg:height="0.9cm" svg:x="2.3cm" svg:y="10.3cm">
          <text:p text:style-name="P13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3cm" svg:height="0.9cm" svg:x="2.3cm" svg:y="12.1cm">
          <text:p text:style-name="P13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05T09:45:50.516000000</dc:date>
    <meta:editing-duration>PT5H27M35S</meta:editing-duration>
    <meta:editing-cycles>158</meta:editing-cycles>
    <meta:document-statistic meta:object-count="413"/>
  </office:meta>
</office:document-meta>
</file>